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0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2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3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1pt" style:font-size-asian="11pt" style:font-size-complex="11pt"/>
    </style:style>
    <style:style style:name="P1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ff0000" fo:font-size="11pt" style:font-size-asian="11pt" style:font-size-complex="11pt"/>
    </style:style>
    <style:style style:name="T12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ff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18cm" svg:height="0.762cm" svg:x="7.112cm" svg:y="17.169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577.777777777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5" draw:text-style-name="P1" draw:layer="layout" svg:x1="6.35cm" svg:y1="14.8cm" svg:x2="6.337cm" svg:y2="17.694cm">
          <text:p/>
        </draw:line>
        <draw:custom-shape draw:style-name="gr10" draw:text-style-name="P2" draw:layer="layout" svg:width="6.857cm" svg:height="0.762cm" svg:x="7.113cm" svg:y="16.2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3133.169291338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7.694cm" svg:x2="7.607cm" svg:y2="17.694cm">
          <text:p/>
        </draw:line>
        <draw:line draw:style-name="gr3" draw:text-style-name="P1" draw:layer="layout" svg:x1="6.337cm" svg:y1="16.794cm" svg:x2="7.607cm" svg:y2="16.794cm">
          <text:p/>
        </draw:lin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1.938cm" svg:y1="10.476cm" svg:x2="13.462cm" svg:y2="11.43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2.246cm" svg:y1="6.504cm" svg:x2="12.246cm" svg:y2="4.934cm">
          <text:p/>
        </draw:line>
        <draw:line draw:style-name="gr16" draw:text-style-name="P1" draw:layer="layout" svg:x1="12.446cm" svg:y1="3.094cm" svg:x2="12.446cm" svg:y2="3.937cm">
          <text:p/>
        </draw:line>
        <draw:line draw:style-name="gr15" draw:text-style-name="P1" draw:layer="layout" svg:x1="12.446cm" svg:y1="3.094cm" svg:x2="15.748cm" svg:y2="3.094cm">
          <text:p/>
        </draw:line>
        <draw:custom-shape draw:style-name="gr17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7.526cm" svg:y1="3.502cm" svg:x2="17.526cm" svg:y2="4.318cm">
          <text:p/>
        </draw:line>
        <draw:custom-shape draw:style-name="gr17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8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9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20" draw:text-style-name="P1" draw:layer="layout" svg:x1="22.352cm" svg:y1="7.166cm" svg:x2="14.986cm" svg:y2="7.166cm">
          <text:p/>
        </draw:line>
        <draw:line draw:style-name="gr21" draw:text-style-name="P1" draw:layer="layout" svg:x1="25.746cm" svg:y1="20.574cm" svg:x2="25.938cm" svg:y2="7.679cm">
          <text:p/>
        </draw:line>
        <draw:line draw:style-name="gr21" draw:text-style-name="P1" draw:layer="layout" svg:x1="0.362cm" svg:y1="20.574cm" svg:x2="25.746cm" svg:y2="20.574cm">
          <text:p/>
        </draw:line>
        <draw:line draw:style-name="gr21" draw:text-style-name="P1" draw:layer="layout" svg:x1="0.362cm" svg:y1="11.276cm" svg:x2="0.362cm" svg:y2="20.574cm">
          <text:p/>
        </draw:line>
        <draw:line draw:style-name="gr20" draw:text-style-name="P1" draw:layer="layout" svg:x1="0.362cm" svg:y1="11.276cm" svg:x2="1.57cm" svg:y2="11.276cm">
          <text:p/>
        </draw:line>
        <draw:line draw:style-name="gr15" draw:text-style-name="P1" draw:layer="layout" svg:x1="17.526cm" svg:y1="5.315cm" svg:x2="21.336cm" svg:y2="9.161cm">
          <text:p/>
        </draw:line>
        <draw:frame draw:style-name="gr22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3" draw:text-style-name="P6" draw:layer="layout" svg:width="7.354cm" svg:height="5.317cm" svg:x="17.792cm" svg:y="9.161cm">
          <text:p text:style-name="P5"><text:span text:style-name="T2">asym_call $output_dir</text:span></text:p>
          <text:list text:style-name="L1">
            <text:list-item>
              <text:p text:style-name="P5"><text:span text:style-name="T4">first calls </text:span><text:span text:style-name="T2">AsymBG.C</text:span><text:span text:style-name="T4"> for the</text:span></text:p>
              <text:p text:style-name="P5"><text:span text:style-name="T4">background asymmetry</text:span></text:p>
            </text:list-item>
            <text:list-item>
              <text:p text:style-name="P5"><text:span text:style-name="T4">calls </text:span><text:span text:style-name="T2">Asym4.C</text:span><text:span text:style-name="T4"> for three classes</text:span></text:p>
              <text:p text:style-name="P5"><text:span text:style-name="T4">of <text:s/>events (sph, pi0, thr); note </text:span></text:p>
              <text:p text:style-name="P5"><text:span text:style-name="T4">that pion purity is hard-coded here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  <text:p text:style-name="P5"><text:span text:style-name="T4">phi and vs. kinematic variable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574cm" svg:y1="14.478cm" svg:x2="20.32cm" svg:y2="15.494cm">
          <text:p/>
        </draw:line>
        <draw:custom-shape draw:style-name="gr24" draw:text-style-name="P7" draw:layer="layout" svg:width="7.874cm" svg:height="4.826cm" svg:x="15.748cm" svg:y="15.54cm">
          <text:p text:style-name="P1"><text:span text:style-name="T2">asym_plots/[$output_dir]</text:span></text:p>
          <text:p text:style-name="P5"><text:span text:style-name="T4">- asymcanv*.root (canvases)</text:span></text:p>
          <text:p text:style-name="P5"><text:span text:style-name="T4">- .png (pngs of asymcanv.root)</text:span></text:p>
          <text:p text:style-name="P5"><text:span text:style-name="T4">- *.html files for web viewing</text:span></text:p>
          <text:p text:style-name="P5"><text:span text:style-name="T4">- spin*.root (raw graphs)</text:span></text:p>
          <text:p text:style-name="P5"><text:span text:style-name="T4">- runlist*.list (final run list)</text:span></text:p>
          <text:p text:style-name="P5"><text:span text:style-name="T4">- env_bins.sh (env for this pass)</text:span></text:p>
          <text:p text:style-name="P1"><text:span text:style-name="T2"/></text:p>
          <text:p text:style-name="P1"><text:span text:style-name="T2"/></text:p>
          <draw:enhanced-geometry svg:viewBox="0 0 21600 21600" draw:glue-points="?f6 0 10800 ?f8 ?f11 10800 ?f9 21600 10800 ?f10 ?f5 10800" draw:text-areas="?f3 ?f3 ?f4 ?f4" draw:type="parallelogram" draw:modifiers="1542.635881256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20" draw:text-style-name="P1" draw:layer="layout" svg:x1="6.604cm" svg:y1="10.16cm" svg:x2="5.334cm" svg:y2="10.922cm">
          <text:p/>
        </draw:line>
        <draw:line draw:style-name="gr21" draw:text-style-name="P1" draw:layer="layout" svg:x1="9.652cm" svg:y1="10.16cm" svg:x2="6.604cm" svg:y2="10.1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9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6" draw:text-style-name="P10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318cm" svg:height="1.27cm" svg:x="11.666cm" svg:y="11.43cm">
          <text:p text:style-name="P1"><text:span text:style-name="T2">diagset_tight</text:span></text:p>
          <text:p text:style-name="P1"><text:span text:style-name="T2">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1" draw:layer="layout" svg:width="3.505cm" svg:height="1.778cm" svg:x="12.189cm" svg:y="12.6cm">
          <text:p text:style-name="P1"><text:span text:style-name="T9">(see below)</text:span></text:p>
          <text:p text:style-name="P1"><text:span text:style-name="T10">or initialise</text:span></text:p>
          <text:p text:style-name="P1"><text:span text:style-name="T10">with</text:span><text:span text:style-name="T9"> InitMassCuts.C</text:span></text:p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5.183cm" svg:height="1.133cm" svg:x="7.263cm" svg:y="5.117cm">
          <draw:text-box>
            <text:p><text:span text:style-name="T11">red arrow = automated by </text:span><text:span text:style-name="T12">analyse $output_dir</text:span></text:p>
          </draw:text-box>
        </draw:frame>
        <draw:custom-shape draw:style-name="gr28" draw:text-style-name="P13" draw:layer="layout" svg:width="1.269cm" svg:height="1.015cm" svg:x="0.509cm" svg:y="19.0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5.081cm" svg:y="19.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5.842cm" svg:height="1.27cm" svg:x="2.286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3076.068079194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Other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frame draw:style-name="gr4" draw:text-style-name="P14" draw:layer="layout" svg:width="11.176cm" svg:height="1.987cm" svg:x="13.716cm" svg:y="0.762cm">
          <draw:text-box>
            <text:p><text:span text:style-name="T13">diagset/setdep.root dependent subroutines</text:span></text:p>
          </draw:text-box>
        </draw:frame>
        <draw:custom-shape draw:style-name="gr33" draw:text-style-name="P13" draw:layer="layout" svg:width="5.08cm" svg:height="4.064cm" svg:x="22.92cm" svg:y="0.508cm">
          <text:p text:style-name="P1"><text:span text:style-name="T14">setdep.root</text:span></text:p>
          <text:p text:style-name="P1"><text:span text:style-name="T15">contains</text:span></text:p>
          <text:p text:style-name="P1"><text:span text:style-name="T14">Ttree * threshtr</text:span></text:p>
          <text:p text:style-name="P1"><text:span text:style-name="T16">data tree for </text:span></text:p>
          <text:p text:style-name="P1"><text:span text:style-name="T16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3.764cm" svg:height="1.016cm" svg:x="8.89cm" svg:y="16.256cm">
          <text:p text:style-name="P1"><text:span text:style-name="T2">print_diag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7.62cm" svg:y="18.858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2805.83893718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668cm" svg:y1="17.334cm" svg:x2="10.668cm" svg:y2="18.858cm">
          <text:p/>
        </draw:line>
        <draw:custom-shape draw:style-name="gr34" draw:text-style-name="P2" draw:layer="layout" svg:width="4.793cm" svg:height="1.016cm" svg:x="0.508cm" svg:y="16.76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6.096cm" svg:height="1.253cm" svg:x="0cm" svg:y="18.55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3308.906019353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84cm" svg:y1="17.78cm" svg:x2="2.84cm" svg:y2="18.542cm">
          <text:p/>
        </draw:line>
        <draw:line draw:style-name="gr35" draw:text-style-name="P1" draw:layer="layout" svg:x1="6.604cm" svg:y1="20.828cm" svg:x2="6.604cm" svg:y2="15.494cm">
          <text:p/>
        </draw:line>
        <draw:custom-shape draw:style-name="gr9" draw:text-style-name="P2" draw:layer="layout" svg:width="6.558cm" svg:height="3.556cm" svg:x="15.24cm" svg:y="5.588cm">
          <text:p text:style-name="P1"><text:span text:style-name="T2">loop_DiagnosticsTight</text:span></text:p>
          <text:p text:style-name="P1"><text:span text:style-name="T4">diagset_tight/*.root</text:span></text:p>
          <text:p text:style-name="P1"><text:span text:style-name="T4"/></text:p>
          <text:p text:style-name="P1"><text:span text:style-name="T2">hadd_DiagnosticsTight</text:span></text:p>
          <text:p text:style-name="P1"><text:span text:style-name="T2"/></text:p>
          <text:p text:style-name="P1"><text:span text:style-name="T2">add_diag_tight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1.27cm" svg:x="19.812cm" svg:y="10.16cm">
          <text:p text:style-name="P1"><text:span text:style-name="T2">diagset_tight/</text:span></text:p>
          <text:p text:style-name="P1"><text:span text:style-name="T2">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848cm" svg:height="1.964cm" svg:x="18.512cm" svg:y="15.284cm">
          <text:p text:style-name="P1"><text:span text:style-name="T2">DrawDiagnostics.C</text:span></text:p>
          <text:p text:style-name="P1"><text:span text:style-name="T2">(change argument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19.528cm" svg:y="18.616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713.04347826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8.766cm" svg:y1="17.146cm" svg:x2="18.766cm" svg:y2="19.04cm">
          <text:p/>
        </draw:line>
        <draw:custom-shape draw:style-name="gr10" draw:text-style-name="P2" draw:layer="layout" svg:width="8.127cm" svg:height="0.762cm" svg:x="19.529cm" svg:y="17.71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2747.834645669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53cm" svg:y1="19.04cm" svg:x2="20.023cm" svg:y2="19.04cm">
          <text:p/>
        </draw:line>
        <draw:line draw:style-name="gr3" draw:text-style-name="P1" draw:layer="layout" svg:x1="18.753cm" svg:y1="18.14cm" svg:x2="20.023cm" svg:y2="18.14cm">
          <text:p/>
        </draw:line>
        <draw:custom-shape draw:style-name="gr1" draw:text-style-name="P2" draw:layer="layout" svg:width="4.572cm" svg:height="1.524cm" svg:x="13.97cm" svg:y="10.16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48cm" svg:height="0.762cm" svg:x="9.56cm" svg:y="12.7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2682.464081873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1.082cm" svg:y1="7.62cm" svg:x2="22.098cm" svg:y2="10.16cm">
          <text:p/>
        </draw:line>
        <draw:custom-shape draw:style-name="gr9" draw:text-style-name="P9" draw:layer="layout" svg:width="5.334cm" svg:height="1.27cm" svg:x="22.352cm" svg:y="6.858cm">
          <text:p text:style-name="P1"><text:span text:style-name="T7">diagset_tight/</text:span></text:p>
          <text:p text:style-name="P1"><text:span text:style-name="T7">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2.033cm" svg:y="15.7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0.161cm" svg:y="1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7.78cm" svg:y="4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0.32cm" svg:y1="8.636cm" svg:x2="23.368cm" svg:y2="8.128cm">
          <text:p/>
        </draw:line>
        <draw:line draw:style-name="gr3" draw:text-style-name="P1" draw:layer="layout" svg:x1="21.844cm" svg:y1="11.43cm" svg:x2="20.828cm" svg:y2="15.284cm">
          <text:p/>
        </draw:line>
        <draw:line draw:style-name="gr3" draw:text-style-name="P1" draw:layer="layout" svg:x1="20.574cm" svg:y1="10.668cm" svg:x2="18.542cm" svg:y2="10.922cm">
          <text:p/>
        </draw:line>
        <draw:custom-shape draw:style-name="gr1" draw:text-style-name="P2" draw:layer="layout" svg:width="4.716cm" svg:height="0.762cm" svg:x="14.588cm" svg:y="12.7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2646.767012931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5.494cm" svg:y1="11.684cm" svg:x2="13.208cm" svg:y2="12.7cm">
          <text:p/>
        </draw:line>
        <draw:line draw:style-name="gr3" draw:text-style-name="P1" draw:layer="layout" svg:x1="15.507cm" svg:y1="11.671cm" svg:x2="16.51cm" svg:y2="12.7cm">
          <text:p/>
        </draw:line>
        <draw:line draw:style-name="gr35" draw:text-style-name="P1" draw:layer="layout" svg:x1="14.478cm" svg:y1="14.986cm" svg:x2="9.144cm" svg:y2="14.224cm">
          <text:p/>
        </draw:line>
        <draw:line draw:style-name="gr35" draw:text-style-name="P1" draw:layer="layout" svg:x1="18.542cm" svg:y1="20.32cm" svg:x2="14.478cm" svg:y2="14.986cm">
          <text:p/>
        </draw:line>
        <draw:custom-shape draw:style-name="gr27" draw:text-style-name="P11" draw:layer="layout" svg:width="5.28cm" svg:height="0.608cm" svg:x="14.224cm" svg:y="13.362cm">
          <text:p text:style-name="P1"><text:span text:style-name="T9">for loop_PhiDists ab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3" draw:text-style-name="P1" draw:layer="layout" svg:x1="6.604cm" svg:y1="3.81cm" svg:x2="3.301cm" svg:y2="5.588cm">
          <text:p/>
        </draw:line>
        <draw:custom-shape draw:style-name="gr10" draw:text-style-name="P2" draw:layer="layout" svg:width="4.572cm" svg:height="1.778cm" svg:x="1.269cm" svg:y="5.588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4.98cm" svg:height="0.997cm" svg:x="1.269cm" svg:y="8.401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3386.789801244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0cm" svg:y="1.016cm">
          <draw:text-box>
            <text:p>Kinematic vs. Run plots</text:p>
          </draw:text-box>
        </draw:frame>
        <draw:line draw:style-name="gr3" draw:text-style-name="P1" draw:layer="layout" svg:x1="3.555cm" svg:y1="7.366cm" svg:x2="3.555cm" svg:y2="8.382cm">
          <text:p/>
        </draw:line>
        <draw:custom-shape draw:style-name="gr36" draw:text-style-name="P2" draw:layer="layout" svg:width="4.798cm" svg:height="1.778cm" svg:x="1.015cm" svg:y="10.668cm">
          <text:p text:style-name="P1"><text:span text:style-name="T2">DrawKinvarPlot.C</text:span></text:p>
          <text:p text:style-name="P1"><text:span text:style-name="T4">or</text:span></text:p>
          <text:p text:style-name="P1"><text:span text:style-name="T2">loop_DrawKinvarPlot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9.398cm" svg:x2="3.555cm" svg:y2="10.668cm">
          <text:p/>
        </draw:line>
        <draw:custom-shape draw:style-name="gr36" draw:text-style-name="P2" draw:layer="layout" svg:width="4.98cm" svg:height="0.997cm" svg:x="1.115cm" svg:y="13.735cm">
          <text:p text:style-name="P1"><text:span text:style-name="T2">kinvarset/*.png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12.446cm" svg:x2="3.555cm" svg:y2="13.716cm">
          <text:p/>
        </draw:line>
        <draw:custom-shape draw:style-name="gr28" draw:text-style-name="P13" draw:layer="layout" svg:width="1.269cm" svg:height="1.015cm" svg:x="0.254cm" svg:y="5.842cm">
          <text:p text:style-name="P1"><text:span text:style-name="T16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7.874cm" svg:y1="19.812cm" svg:x2="7.874cm" svg:y2="0.254cm">
          <text:p/>
        </draw:line>
        <draw:custom-shape draw:style-name="gr23" draw:text-style-name="P2" draw:layer="layout" svg:width="4.572cm" svg:height="1.778cm" svg:x="10.922cm" svg:y="9.318cm">
          <text:p text:style-name="P1"><text:span text:style-name="T2">MassInPTE.C</text:span></text:p>
          <text:p text:style-name="P1"><text:span text:style-name="T4">or</text:span></text:p>
          <text:p text:style-name="P1"><text:span text:style-name="T2">loop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1.355cm" svg:height="1.673cm" svg:x="10.997cm" svg:y="1.121cm">
          <draw:text-box>
            <text:p>Mass in pT-E plane </text:p>
            <text:p>- for signal / background studies</text:p>
          </draw:text-box>
        </draw:frame>
        <draw:line draw:style-name="gr3" draw:text-style-name="P1" draw:layer="layout" svg:x1="12.954cm" svg:y1="13.636cm" svg:x2="12.954cm" svg:y2="14.652cm">
          <text:p/>
        </draw:line>
        <draw:custom-shape draw:style-name="gr1" draw:text-style-name="P2" draw:layer="layout" svg:width="7.43cm" svg:height="0.997cm" svg:x="9.08cm" svg:y="12.639cm">
          <text:p text:style-name="P1"><text:span text:style-name="T2">massset/mass*.root</text:span></text:p>
          <draw:enhanced-geometry svg:viewBox="0 0 21600 21600" draw:glue-points="?f6 0 10800 ?f8 ?f11 10800 ?f9 21600 10800 ?f10 ?f5 10800" draw:text-areas="?f3 ?f3 ?f4 ?f4" draw:type="parallelogram" draw:modifiers="2964.876867178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1.096cm" svg:x2="12.954cm" svg:y2="12.62cm">
          <text:p/>
        </draw:line>
        <draw:custom-shape draw:style-name="gr23" draw:text-style-name="P2" draw:layer="layout" svg:width="4.318cm" svg:height="1.075cm" svg:x="10.73cm" svg:y="14.652cm">
          <text:p text:style-name="P1"><text:span text:style-name="T2">hadd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6.561cm" svg:height="3.029cm" svg:x="19.093cm" svg:y="13.909cm">
          <text:p text:style-name="P1"><text:span text:style-name="T2">Purity.C</text:span></text:p>
          <text:p text:style-name="P5"><text:span text:style-name="T4">computes pion purity for each</text:span></text:p>
          <text:p text:style-name="P5"><text:span text:style-name="T4">pT and E bin, for</text:span></text:p>
          <text:p text:style-name="P5"><text:span text:style-name="T4">each redset file as well</text:span></text:p>
          <text:p text:style-name="P5"><text:span text:style-name="T4">as for the hadd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5.727cm" svg:x2="12.954cm" svg:y2="16.905cm">
          <text:p/>
        </draw:line>
        <draw:custom-shape draw:style-name="gr8" draw:text-style-name="P2" draw:layer="layout" svg:width="5.588cm" svg:height="0.997cm" svg:x="4.572cm" svg:y="2.813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398cm" svg:y1="3.302cm" svg:x2="10.922cm" svg:y2="9.144cm">
          <text:p/>
        </draw:line>
        <draw:custom-shape draw:style-name="gr1" draw:text-style-name="P2" draw:layer="layout" svg:width="7.43cm" svg:height="0.997cm" svg:x="9.19cm" svg:y="16.905cm">
          <text:p text:style-name="P1"><text:span text:style-name="T2">massset/all*.root</text:span></text:p>
          <draw:enhanced-geometry svg:viewBox="0 0 21600 21600" draw:glue-points="?f6 0 10800 ?f8 ?f11 10800 ?f9 21600 10800 ?f10 ?f5 10800" draw:text-areas="?f3 ?f3 ?f4 ?f4" draw:type="parallelogram" draw:modifiers="2735.244247073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9.907cm" svg:y="9.8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5.748cm" svg:y1="13.128cm" svg:x2="19.093cm" svg:y2="14.906cm">
          <text:p/>
        </draw:line>
        <draw:line draw:style-name="gr3" draw:text-style-name="P1" draw:layer="layout" svg:x1="16.62cm" svg:y1="16.905cm" svg:x2="19.093cm" svg:y2="15.668cm">
          <text:p/>
        </draw:line>
        <draw:line draw:style-name="gr3" draw:text-style-name="P1" draw:layer="layout" svg:x1="24.638cm" svg:y1="13.716cm" svg:x2="24.638cm" svg:y2="4.379cm">
          <text:p/>
        </draw:line>
        <draw:custom-shape draw:style-name="gr23" draw:text-style-name="P2" draw:layer="layout" svg:width="4.572cm" svg:height="1.778cm" svg:x="22.098cm" svg:y="2.547cm">
          <text:p text:style-name="P1"><text:span text:style-name="T2">Asym4.C</text:span></text:p>
          <text:p text:style-name="P1"><text:span text:style-name="T2">(purity is hard-coded)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5.588cm" svg:height="0.762cm" svg:x="12.7cm" svg:y="3.302cm">
          <text:p text:style-name="P1"><text:span text:style-name="T2">MassInPTE_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494cm" svg:y1="4.064cm" svg:x2="15.24cm" svg:y2="5.08cm">
          <text:p/>
        </draw:line>
        <draw:custom-shape draw:style-name="gr2" draw:text-style-name="P2" draw:layer="layout" svg:width="4.318cm" svg:height="0.762cm" svg:x="12.954cm" svg:y="5.08cm">
          <text:p text:style-name="P1"><text:span text:style-name="T2">massenv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12.446cm" svg:y="6.858cm">
          <text:p text:style-name="P1"><text:span text:style-name="T1">source massenv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986cm" svg:y1="5.842cm" svg:x2="14.732cm" svg:y2="6.858cm">
          <text:p/>
        </draw:line>
        <draw:line draw:style-name="gr3" draw:text-style-name="P1" draw:layer="layout" svg:x1="14.478cm" svg:y1="7.62cm" svg:x2="13.716cm" svg:y2="9.318cm">
          <text:p/>
        </draw:line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layer="layout" svg:width="5.334cm" svg:height="1.673cm" svg:x="0.508cm" svg:y="0.508cm">
          <draw:text-box>
            <text:p>Reading Events and Triggers</text:p>
          </draw:text-box>
        </draw:frame>
        <draw:custom-shape draw:style-name="gr38" draw:text-style-name="P6" draw:layer="layout" svg:width="7.09cm" svg:height="2.777cm" svg:x="0.762cm" svg:y="7.081cm">
          <text:p text:style-name="P5"><text:span text:style-name="T2"/></text:p>
          <text:p text:style-name="P5"><text:span text:style-name="T2">redset tree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kinematics </text:span></text:p>
              <text:p text:style-name="P5"><text:span text:style-name="T4">(pT, E, eta, phi, M, N, Z, ClIndex)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48cm" svg:y1="8.026cm" svg:x2="8.89cm" svg:y2="8.026cm">
          <text:p/>
        </draw:line>
        <draw:custom-shape draw:style-name="gr39" draw:text-style-name="P6" draw:layer="layout" svg:width="7.09cm" svg:height="3.067cm" svg:x="11.96cm" svg:y="7.855cm">
          <text:p text:style-name="P5"><text:span text:style-name="T2"/></text:p>
          <text:p text:style-name="P5"><text:span text:style-name="T2">EventClass</text:span></text:p>
          <text:list text:style-name="L1">
            <text:list-item>
              <text:p text:style-name="P5"><text:span text:style-name="T4">runnum </text:span><text:span text:style-name="T17">(via SetKinematics)</text:span></text:p>
            </text:list-item>
            <text:list-item>
              <text:p text:style-name="P5"><text:span text:style-name="T4">kinematics </text:span><text:span text:style-name="T17">(via SetKinematics)</text:span></text:p>
              <text:p text:style-name="P5"><text:span text:style-name="T4">(pT, E, eta, phi, M, N, Z, ClIndex)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9cm" svg:y1="8.026cm" svg:x2="12.192cm" svg:y2="8.89cm">
          <text:p/>
        </draw:line>
        <draw:line draw:style-name="gr40" draw:text-style-name="P1" draw:layer="layout" svg:x1="13.866cm" svg:y1="15.548cm" svg:x2="16.525cm" svg:y2="15.294cm">
          <text:p/>
        </draw:line>
        <draw:line draw:style-name="gr3" draw:text-style-name="P1" draw:layer="layout" svg:x1="8.636cm" svg:y1="8.486cm" svg:x2="12.192cm" svg:y2="9.398cm">
          <text:p/>
        </draw:line>
        <draw:line draw:style-name="gr5" draw:text-style-name="P1" draw:layer="layout" svg:x1="3.61cm" svg:y1="8.486cm" svg:x2="8.636cm" svg:y2="8.486cm">
          <text:p/>
        </draw:line>
        <draw:custom-shape draw:style-name="gr9" draw:text-style-name="P6" draw:layer="layout" svg:width="4.656cm" svg:height="3.165cm" svg:x="10.584cm" svg:y="2.931cm">
          <text:p text:style-name="P5"><text:span text:style-name="T2"/></text:p>
          <text:p text:style-name="P5"><text:span text:style-name="T2">LevelTwo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52cm" svg:y1="8.026cm" svg:x2="9.652cm" svg:y2="4.572cm">
          <text:p/>
        </draw:line>
        <draw:line draw:style-name="gr3" draw:text-style-name="P1" draw:layer="layout" svg:x1="9.652cm" svg:y1="4.572cm" svg:x2="10.922cm" svg:y2="4.222cm">
          <text:p/>
        </draw:line>
        <draw:line draw:style-name="gr5" draw:text-style-name="P1" draw:layer="layout" svg:x1="4.826cm" svg:y1="9.398cm" svg:x2="9.652cm" svg:y2="9.398cm">
          <text:p/>
        </draw:line>
        <draw:line draw:style-name="gr5" draw:text-style-name="P1" draw:layer="layout" svg:x1="9.652cm" svg:y1="9.398cm" svg:x2="9.906cm" svg:y2="5.588cm">
          <text:p/>
        </draw:line>
        <draw:line draw:style-name="gr3" draw:text-style-name="P1" draw:layer="layout" svg:x1="9.906cm" svg:y1="5.588cm" svg:x2="10.922cm" svg:y2="4.73cm">
          <text:p/>
        </draw:line>
        <draw:custom-shape draw:style-name="gr41" draw:text-style-name="P2" draw:layer="layout" svg:width="2.794cm" svg:height="1.524cm" svg:x="17.526cm" svg:y="3.656cm">
          <text:p text:style-name="P1"><text:span text:style-name="T1">Fired(trigg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3.556cm" svg:height="1.524cm" svg:x="8.89cm" svg:y="0.762cm">
          <text:p text:style-name="P1"><text:span text:style-name="T1">trigid.d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" draw:layer="layout" svg:width="3.556cm" svg:height="1.524cm" svg:x="12.7cm" svg:y="0.762cm">
          <text:p text:style-name="P1"><text:span text:style-name="T1">TCUbits/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668cm" svg:y1="2.286cm" svg:x2="11.684cm" svg:y2="2.931cm">
          <text:p/>
        </draw:line>
        <draw:line draw:style-name="gr3" draw:text-style-name="P1" draw:layer="layout" svg:x1="14.478cm" svg:y1="2.286cm" svg:x2="13.798cm" svg:y2="2.939cm">
          <text:p/>
        </draw:line>
        <draw:custom-shape draw:style-name="gr42" draw:text-style-name="P1" draw:layer="layout" svg:width="0.508cm" svg:height="1.27cm" svg:x="14.732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15.24cm" svg:y1="4.438cm" svg:x2="17.526cm" svg:y2="4.438cm">
          <text:p/>
        </draw:line>
        <draw:custom-shape draw:style-name="gr43" draw:text-style-name="P15" draw:layer="layout" svg:width="9.906cm" svg:height="5.588cm" svg:x="3.556cm" svg:y="13.208cm">
          <text:p text:style-name="P5"><text:span text:style-name="T2">IsValid(event_class, trig_index=-1)</text:span></text:p>
          <text:p text:style-name="P5"><text:span text:style-name="T2"/></text:p>
          <text:p text:style-name="P5"><text:span text:style-name="T4"><text:s text:c="2"/></text:span><text:span text:style-name="T4">if(trig_index&gt;=0) we use tighter</text:span></text:p>
          <text:p text:style-name="P5"><text:span text:style-name="T4"><text:s text:c="4"/></text:span><text:span text:style-name="T4">kinematic cuts, which are run-by-run and</text:span></text:p>
          <text:p text:style-name="P5"><text:span text:style-name="T4"><text:s text:c="4"/></text:span><text:span text:style-name="T4">trigger-by-trigger; this is useful for PhiDists.C</text:span></text:p>
          <text:p text:style-name="P5"><text:span text:style-name="T4"/></text:p>
          <text:p text:style-name="P5"><text:span text:style-name="T4"><text:s text:c="2"/></text:span><text:span text:style-name="T4">else we just check event validity via loose cuts</text:span></text:p>
          <text:p text:style-name="P5"><text:span text:style-name="T4"><text:s text:c="4"/></text:span><text:span text:style-name="T4">defined in Bin_Splitter.C; this is useful in</text:span></text:p>
          <text:p text:style-name="P5"><text:span text:style-name="T4"><text:s text:c="4"/></text:span><text:span text:style-name="T4">DiagnosticsOne.C and KinVarVsRun,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404cm" svg:height="1.27cm" svg:x="13.462cm" svg:y="14.986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6" draw:layer="layout" svg:width="4.804cm" svg:height="3.556cm" svg:x="16.532cm" svg:y="13.208cm">
          <text:p text:style-name="P5"><text:span text:style-name="T2"/></text:p>
          <text:p text:style-name="P5"><text:span text:style-name="T2">KinBounds</text:span></text:p>
          <text:list text:style-name="L1">
            <text:list-item>
              <text:p text:style-name="P5"><text:span text:style-name="T4">PtInRange</text:span></text:p>
            </text:list-item>
            <text:list-item>
              <text:p text:style-name="P5"><text:span text:style-name="T4">EnInRange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6.431cm" svg:y1="15.548cm" svg:x2="13.866cm" svg:y2="15.802cm">
          <text:p/>
        </draw:line>
        <draw:line draw:style-name="gr3" draw:text-style-name="P1" draw:layer="layout" svg:x1="13.716cm" svg:y1="10.922cm" svg:x2="9.398cm" svg:y2="13.208cm">
          <text:p/>
        </draw:line>
        <draw:custom-shape draw:style-name="gr28" draw:text-style-name="P13" draw:layer="layout" svg:width="2.222cm" svg:height="1.778cm" svg:x="20.638cm" svg:y="12.4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8-03T16:26:55.161870582</dc:date>
    <meta:editing-duration>P4DT23H11M44S</meta:editing-duration>
    <meta:editing-cycles>73</meta:editing-cycles>
    <meta:generator>LibreOffice/4.2.8.2$Linux_X86_64 LibreOffice_project/420m0$Build-2</meta:generator>
    <meta:document-statistic meta:object-count="211"/>
  </office:meta>
</office:document-meta>
</file>